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nocon Notes:</text:p>
      <text:p text:style-name="P1"/>
      <text:p text:style-name="P3">Roles:</text:p>
      <text:p text:style-name="P2">Advertising Manager:</text:p>
      <text:p text:style-name="Standard"><text:tab/>Alex Johnston-Mulder</text:p>
      <text:p text:style-name="Standard"/>
      <text:p text:style-name="P2">Cabinet Quartermaster: </text:p>
      <text:p text:style-name="Standard"><text:tab/>Matt Isler</text:p>
      <text:p text:style-name="Standard"/>
      <text:p text:style-name="P2">CCG Tournament Coordinator:</text:p>
      <text:p text:style-name="Standard"><text:tab/>Landan Heinricy</text:p>
      <text:p text:style-name="Standard"/>
      <text:p text:style-name="P2">Concessions Manager: </text:p>
      <text:p text:style-name="Standard"><text:tab/><text:span text:style-name="T2">Adam Ladwig</text:span><text:span text:style-name="T3"> </text:span><text:span text:style-name="T4">Has stated that he does not wish to be the concessions manager, but will assist them if needed. </text:span></text:p>
      <text:p text:style-name="Standard"/>
      <text:p text:style-name="P2">Czar of Propaganda:</text:p>
      <text:p text:style-name="Standard"><text:tab/>Galacia Barton</text:p>
      <text:p text:style-name="Standard"/>
      <text:p text:style-name="P2">Front Table Manager:</text:p>
      <text:p text:style-name="Standard"><text:tab/>Outsource to Martial Arts Club</text:p>
      <text:p text:style-name="Standard"/>
      <text:p text:style-name="P2">Event Services Manager:</text:p>
      <text:p text:style-name="Standard"><text:tab/>Bizkit</text:p>
      <text:p text:style-name="Standard"/>
      <text:p text:style-name="P2">On Site Schedule Manager:</text:p>
      <text:p text:style-name="Standard"><text:tab/>Cody Lape</text:p>
      <text:p text:style-name="Standard"/>
      <text:p text:style-name="P2">RPGA Are Coordinator:</text:p>
      <text:p text:style-name="Standard"><text:tab/>Glenn Berman</text:p>
      <text:p text:style-name="Standard"/>
      <text:p text:style-name="P2">SIS Liason:</text:p>
      <text:p text:style-name="Standard"><text:tab/>Adam Kost</text:p>
      <text:p text:style-name="Standard"><text:tab/>Sean Hegdahl</text:p>
      <text:p text:style-name="Standard"/>
      <text:p text:style-name="P2">Speaker and Workshop Coordinators:</text:p>
      <text:p text:style-name="Standard"><text:tab/>Glenn Berman</text:p>
      <text:p text:style-name="Standard"><text:tab/>Jeff Howard (iDigg)</text:p>
      <text:p text:style-name="Standard"/>
      <text:p text:style-name="P2">Vendor Liason:</text:p>
      <text:p text:style-name="Standard"><text:tab/>Steve Hoaas</text:p>
      <text:p text:style-name="Standard"/>
      <text:p text:style-name="P2">Video Game Manager:</text:p>
      <text:p text:style-name="Standard"><text:tab/>Sergio Mendez</text:p>
      <text:p text:style-name="Standard"/>
      <text:p text:style-name="P2">Website Manager:</text:p>
      <text:p text:style-name="Standard"><text:tab/>Jackson Marketon</text:p>
      <text:p text:style-name="Standard"/>
      <text:p text:style-name="Standard"><text:soft-page-break/></text:p>
      <text:p text:style-name="Standard"/>
      <text:p text:style-name="Standard"/>
      <text:p text:style-name="P2">Concessions:</text:p>
      <text:p text:style-name="Standard"><text:tab/>Ramune at cost?</text:p>
      <text:p text:style-name="Standard"><text:tab/></text:p>
      <text:p text:style-name="Standard"><text:tab/>Food and Drink Changes:</text:p>
      <text:p text:style-name="Standard"><text:tab/><text:tab/>20 Mountain Dew</text:p>
      <text:p text:style-name="Standard"><text:tab/><text:tab/>12 Coke</text:p>
      <text:p text:style-name="Standard"><text:tab/><text:tab/>9-10 Diet Coke</text:p>
      <text:p text:style-name="Standard"><text:tab/><text:tab/>10 Welches Grape</text:p>
      <text:p text:style-name="Standard"><text:tab/><text:tab/></text:p>
      <text:p text:style-name="Standard"/>
      <text:p text:style-name="P2">Panels:</text:p>
      <text:p text:style-name="Standard"><text:tab/>Pony panel?</text:p>
      <text:p text:style-name="Standard"/>
      <text:p text:style-name="Standard"><text:span text:style-name="T1">New Vendors:</text:span> </text:p>
      <text:p text:style-name="Standard"><text:tab/>Dragon's Den</text:p>
      <text:p text:style-name="Standard"><text:tab/>Universal Bits and Games</text:p>
      <text:p text:style-name="Standard"><text:tab/>Ad-hoc Art Vending Table for Gaming Club</text:p>
      <text:p text:style-name="Standard"><text:span text:style-name="T1"><text:tab/></text:span><text:span text:style-name="T5">Sogen Con Table</text:span></text:p>
      <text:p text:style-name="P4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5T17:18:22.73</meta:creation-date>
    <dc:date>2012-09-06T08:02:16.78</dc:date>
    <meta:editing-duration>PT7M35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2" meta:paragraph-count="48" meta:word-count="134" meta:character-count="887"/>
  </office:meta>
</office:document-meta>
</file>